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IDFont+F1" svg:font-family="CIDFont+F1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omyślnie">
      <style:paragraph-properties fo:text-align="start" style:justify-single-word="false" style:writing-mode="lr-tb"/>
    </style:style>
    <style:style style:name="P2" style:family="paragraph" style:parent-style-name="Standard">
      <style:text-properties style:font-name="Arial" fo:font-size="12pt" officeooo:rsid="00019aed" officeooo:paragraph-rsid="00019aed" style:font-size-asian="10.5pt" style:font-size-complex="12pt"/>
    </style:style>
    <style:style style:name="P3" style:family="paragraph" style:parent-style-name="Standard">
      <style:text-properties style:font-name="Arial" fo:font-size="12pt" officeooo:rsid="000556f8" officeooo:paragraph-rsid="000556f8" style:font-size-asian="10.5pt" style:font-size-complex="12pt"/>
    </style:style>
    <style:style style:name="P4" style:family="paragraph" style:parent-style-name="Standard">
      <style:text-properties style:font-name="Arial" fo:font-size="12pt" officeooo:rsid="0006201c" officeooo:paragraph-rsid="0006201c" style:font-size-asian="10.5pt" style:font-size-complex="12pt"/>
    </style:style>
    <style:style style:name="P5" style:family="paragraph" style:parent-style-name="Standard">
      <style:text-properties style:font-name="Arial" fo:font-size="12pt" officeooo:rsid="00064de8" officeooo:paragraph-rsid="00064de8" style:font-size-asian="10.5pt" style:font-size-complex="12pt"/>
    </style:style>
    <style:style style:name="P6" style:family="paragraph" style:parent-style-name="Standard">
      <style:text-properties style:font-name="Arial" fo:font-size="12pt" fo:font-weight="normal" officeooo:rsid="00064de8" officeooo:paragraph-rsid="00064de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8pt" fo:font-weight="bold" officeooo:rsid="00064de8" officeooo:paragraph-rsid="00064de8" style:font-size-asian="18pt" style:font-weight-asian="bold" style:font-size-complex="18pt" style:font-weight-complex="bold"/>
    </style:style>
    <style:style style:name="T1" style:family="text">
      <style:text-properties fo:color="#000000" style:font-name="CIDFont+F1" fo:font-size="12pt" fo:font-style="normal" fo:font-weight="normal" style:font-size-asian="12pt" style:font-style-asian="normal" style:font-weight-asian="normal"/>
    </style:style>
    <style:style style:name="T2" style:family="text">
      <style:text-properties officeooo:rsid="00064de8"/>
    </style:style>
    <style:style style:name="T3" style:family="text">
      <style:text-properties officeooo:rsid="00079c4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rawozdanie Dawid Biskupski 4a 146341</text:span></text:p>
      <text:p text:style-name="Standard"/>
      <text:p text:style-name="Standard"/>
      <text:p text:style-name="P2">Selection Sort:</text:p>
      <text:p text:style-name="P2"><draw:frame draw:style-name="fr1" draw:name="Obiekt1" text:anchor-type="char" svg:x="0.796cm" svg:y="0.434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election Sort dla każdego rodzaju liczb ma bardzo podobne czasy<text:span text:style-name="T2">.</text:span></text:p>
      <text:p text:style-name="P2"/>
      <text:p text:style-name="P2"/>
      <text:p text:style-name="P3">Insertion Sort:</text:p>
      <text:p text:style-name="P2"/>
      <text:p text:style-name="P2"><draw:frame draw:style-name="fr1" draw:name="Obiekt2" text:anchor-type="char" svg:x="1.298cm" svg:y="0.404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wykres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Insertion sort ma bardzo niskie czasy dla elementów rosnących a dla reszty prawie identyczny.</text:p>
      <text:p text:style-name="P2"/>
      <text:p text:style-name="P2"/>
      <text:p text:style-name="P2"/>
      <text:p text:style-name="P3">Quick Sort:</text:p>
      <text:p text:style-name="P2"/>
      <text:p text:style-name="P2"/>
      <text:p text:style-name="P2"><draw:frame draw:style-name="fr1" draw:name="Obiekt3" text:anchor-type="char" svg:x="0.901cm" svg:y="0.018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wykres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Quick sort ma najniższe czasy dla elementów losowy ale za to bardzo wysokie dla elementów rosnących i "dośc" niskie dla malejących. (skok na wykresie wynika prawdopodobnie z włączonego procesu w tle podczas przeprowadzania pomiaru)</text:p>
      <text:p text:style-name="P2"/>
      <text:p text:style-name="P4">Heap Sort:</text:p>
      <text:p text:style-name="P4"/>
      <text:p text:style-name="P4"><draw:frame draw:style-name="fr1" draw:name="Obiekt4" text:anchor-type="char" svg:x="0.822cm" svg:y="0.048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svg:desc>wykres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Heap sort ma najniższe czasy dla każdego rodzaju elementów, są o wiele niższcze niż przy innym rodzaju sortowania ale sam algorytm można stosować tylko dla liczb.</text:p>
      <text:p text:style-name="P5"/>
      <text:p text:style-name="P5"/>
      <text:p text:style-name="P5"/>
      <text:p text:style-name="P7">Wnioski ogólne:</text:p>
      <text:p text:style-name="P7"/>
      <text:p text:style-name="P6">Heap sort miał najniższe dla każdego rodzaju elementów ale można go stosować tylko dla liczb. Selection sort miał wartości czasu większe od Insertion sorta ale mniejsze od rosnących wartości w Quick sort. Insertion Sort ma absolutnie najniższe czasy dla wartości rosnących, dla innych wartości jest są zdecydowanie gorsze.<text:span text:style-name="T3"> Quick sort ma wysokie czasy dla elementów rosnących przez co jest zdecydowanie gorszy od Insertion sorta w tym przypadkum, ale ma bardzo dobre czasy dla wartości losowych. Heap sort miał najniższe czasy dla każdego rodzaju ale można stosować go tylko dla licz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IDFont+F1" svg:font-family="CIDFont+F1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myślni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iekt_20_bez_20_wypełnienia" style:display-name="Obiekt bez wypełnienia" style:family="paragraph" style:parent-style-name="Domyślnie" style:default-outline-level=""/>
    <style:style style:name="Obiekt_20_bez_20_wypełnienia_20_i_20_bez_20_linii" style:display-name="Obiekt bez wypełnienia i bez linii" style:family="paragraph" style:parent-style-name="Domyślni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Nagłówek_20_A4" style:display-name="Nagłówek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ytuł_20_A0" style:display-name="Tytuł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Nagłówek_20_A0" style:display-name="Nagłówek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kst_20_A0" style:display-name="Teks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fika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Kształty" style:family="paragraph" style:parent-style-name="Grafika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53_7e_LT_7e_Gliederung_20_1" style:display-name="master-page5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3_7e_LT_7e_Gliederung_20_2" style:display-name="master-page53~LT~Gliederung 2" style:family="paragraph" style:parent-style-name="master-page5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3_7e_LT_7e_Gliederung_20_3" style:display-name="master-page53~LT~Gliederung 3" style:family="paragraph" style:parent-style-name="master-page5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3_7e_LT_7e_Gliederung_20_4" style:display-name="master-page53~LT~Gliederung 4" style:family="paragraph" style:parent-style-name="master-page5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5" style:display-name="master-page53~LT~Gliederung 5" style:family="paragraph" style:parent-style-name="master-page5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6" style:display-name="master-page53~LT~Gliederung 6" style:family="paragraph" style:parent-style-name="master-page5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7" style:display-name="master-page53~LT~Gliederung 7" style:family="paragraph" style:parent-style-name="master-page5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8" style:display-name="master-page53~LT~Gliederung 8" style:family="paragraph" style:parent-style-name="master-page5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9" style:display-name="master-page53~LT~Gliederung 9" style:family="paragraph" style:parent-style-name="master-page5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Titel" style:display-name="master-page5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3_7e_LT_7e_Untertitel" style:display-name="master-page5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3_7e_LT_7e_Notizen" style:display-name="master-page5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3_7e_LT_7e_Hintergrundobjekte" style:display-name="master-page5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53_7e_LT_7e_Hintergrund" style:display-name="master-page5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58_7e_LT_7e_Gliederung_20_1" style:display-name="master-page58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8_7e_LT_7e_Gliederung_20_2" style:display-name="master-page58~LT~Gliederung 2" style:family="paragraph" style:parent-style-name="master-page58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8_7e_LT_7e_Gliederung_20_3" style:display-name="master-page58~LT~Gliederung 3" style:family="paragraph" style:parent-style-name="master-page58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8_7e_LT_7e_Gliederung_20_4" style:display-name="master-page58~LT~Gliederung 4" style:family="paragraph" style:parent-style-name="master-page58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8_7e_LT_7e_Gliederung_20_5" style:display-name="master-page58~LT~Gliederung 5" style:family="paragraph" style:parent-style-name="master-page58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8_7e_LT_7e_Gliederung_20_6" style:display-name="master-page58~LT~Gliederung 6" style:family="paragraph" style:parent-style-name="master-page58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8_7e_LT_7e_Gliederung_20_7" style:display-name="master-page58~LT~Gliederung 7" style:family="paragraph" style:parent-style-name="master-page58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8_7e_LT_7e_Gliederung_20_8" style:display-name="master-page58~LT~Gliederung 8" style:family="paragraph" style:parent-style-name="master-page58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8_7e_LT_7e_Gliederung_20_9" style:display-name="master-page58~LT~Gliederung 9" style:family="paragraph" style:parent-style-name="master-page58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8_7e_LT_7e_Titel" style:display-name="master-page58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8_7e_LT_7e_Untertitel" style:display-name="master-page58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8_7e_LT_7e_Notizen" style:display-name="master-page58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58_7e_LT_7e_Hintergrundobjekte" style:display-name="master-page5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58_7e_LT_7e_Hintergrund" style:display-name="master-page5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5-29T19:30:48.317000000</dc:date>
    <meta:editing-duration>PT2M56S</meta:editing-duration>
    <meta:editing-cycles>1</meta:editing-cycles>
    <meta:document-statistic meta:table-count="0" meta:image-count="0" meta:object-count="4" meta:page-count="3" meta:paragraph-count="11" meta:word-count="189" meta:character-count="1239" meta:non-whitespace-character-count="106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278cm" svg:y="3.702cm" style:legend-expansion="high" chart:style-name="ch2"/>
        <chart:plot-area chart:style-name="ch3" chart:data-source-has-labels="both" svg:x="0.319cm" svg:y="0.179cm" svg:width="12.64cm" svg:height="8.641cm">
          <chartooo:coordinate-region svg:x="1.046cm" svg:y="0.378cm" svg:width="11.448cm" svg:height="7.79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o</text:p>
              </table:table-cell>
              <table:table-cell office:value-type="string">
                <text:p>Rosnąco</text:p>
              </table:table-cell>
              <table:table-cell office:value-type="string">
                <text:p>Malejąco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0.095">
                <text:p>0.095</text:p>
              </table:table-cell>
              <table:table-cell office:value-type="float" office:value="0.093">
                <text:p>0.09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21">
                <text:p>0.21</text:p>
              </table:table-cell>
              <table:table-cell office:value-type="float" office:value="0.207">
                <text:p>0.207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379">
                <text:p>0.379</text:p>
              </table:table-cell>
              <table:table-cell office:value-type="float" office:value="0.376">
                <text:p>0.376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61">
                <text:p>0.61</text:p>
              </table:table-cell>
              <table:table-cell office:value-type="float" office:value="0.617">
                <text:p>0.61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54">
                <text:p>0.854</text:p>
              </table:table-cell>
              <table:table-cell office:value-type="float" office:value="0.833">
                <text:p>0.83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1.133">
                <text:p>1.133</text:p>
              </table:table-cell>
              <table:table-cell office:value-type="float" office:value="1.171">
                <text:p>1.171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.482">
                <text:p>1.482</text:p>
              </table:table-cell>
              <table:table-cell office:value-type="float" office:value="1.524">
                <text:p>1.524</text:p>
              </table:table-cell>
              <table:table-cell office:value-type="float" office:value="1.477">
                <text:p>1.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278cm" svg:y="3.702cm" style:legend-expansion="high" chart:style-name="ch2"/>
        <chart:plot-area chart:style-name="ch3" chart:data-source-has-labels="both" svg:x="0.319cm" svg:y="0.179cm" svg:width="12.64cm" svg:height="8.641cm">
          <chartooo:coordinate-region svg:x="1.046cm" svg:y="0.378cm" svg:width="11.448cm" svg:height="7.795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o</text:p>
              </table:table-cell>
              <table:table-cell office:value-type="string">
                <text:p>Rosnąco</text:p>
              </table:table-cell>
              <table:table-cell office:value-type="string">
                <text:p>Malejąco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307">
                <text:p>0.307</text:p>
              </table:table-cell>
              <table:table-cell office:value-type="float" office:value="0">
                <text:p>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441">
                <text:p>0.441</text:p>
              </table:table-cell>
              <table:table-cell office:value-type="float" office:value="0">
                <text:p>0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605">
                <text:p>0.605</text:p>
              </table:table-cell>
              <table:table-cell office:value-type="float" office:value="0">
                <text:p>0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777">
                <text:p>0.777</text:p>
              </table:table-cell>
              <table:table-cell office:value-type="float" office:value="0">
                <text:p>0</text:p>
              </table:table-cell>
              <table:table-cell office:value-type="float" office:value="0.781">
                <text:p>0.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278cm" svg:y="3.702cm" style:legend-expansion="high" chart:style-name="ch2"/>
        <chart:plot-area chart:style-name="ch3" chart:data-source-has-labels="both" svg:x="0.319cm" svg:y="0.179cm" svg:width="12.64cm" svg:height="8.641cm">
          <chartooo:coordinate-region svg:x="1.046cm" svg:y="0.379cm" svg:width="11.448cm" svg:height="7.79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o</text:p>
              </table:table-cell>
              <table:table-cell office:value-type="string">
                <text:p>Rosnąco</text:p>
              </table:table-cell>
              <table:table-cell office:value-type="string">
                <text:p>Malejąco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21">
                <text:p>0.2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2">
                <text:p>0.002</text:p>
              </table:table-cell>
              <table:table-cell office:value-type="float" office:value="0.471">
                <text:p>0.4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2">
                <text:p>0.002</text:p>
              </table:table-cell>
              <table:table-cell office:value-type="float" office:value="0.9">
                <text:p>0.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002">
                <text:p>0.002</text:p>
              </table:table-cell>
              <table:table-cell office:value-type="float" office:value="1.425">
                <text:p>1.42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003">
                <text:p>0.003</text:p>
              </table:table-cell>
              <table:table-cell office:value-type="float" office:value="1.909">
                <text:p>1.90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004">
                <text:p>0.004</text:p>
              </table:table-cell>
              <table:table-cell office:value-type="float" office:value="2.609">
                <text:p>2.609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004">
                <text:p>0.004</text:p>
              </table:table-cell>
              <table:table-cell office:value-type="float" office:value="3.485">
                <text:p>3.485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278cm" svg:y="3.702cm" style:legend-expansion="high" chart:style-name="ch2"/>
        <chart:plot-area chart:style-name="ch3" chart:data-source-has-labels="both" svg:x="0.318cm" svg:y="0.205cm" svg:width="12.823cm" svg:height="8.638cm">
          <chartooo:coordinate-region svg:x="1.23cm" svg:y="0.404cm" svg:width="11.446cm" svg:height="7.79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o</text:p>
              </table:table-cell>
              <table:table-cell office:value-type="string">
                <text:p>Rosnąco</text:p>
              </table:table-cell>
              <table:table-cell office:value-type="string">
                <text:p>Malejąco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